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굴림1" svg:font-family="굴림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Standard">
      <style:text-properties style:font-name="굴림" fo:font-size="11pt" style:font-name-asian="굴림1" style:font-size-asian="11pt"/>
    </style:style>
    <style:style style:name="P2" style:family="paragraph" style:parent-style-name="Standard">
      <style:text-properties style:font-name="굴림" fo:font-size="11pt" fo:font-weight="bold" style:font-name-asian="굴림1" style:font-size-asian="11pt" style:font-weight-asian="bold"/>
    </style:style>
    <style:style style:name="P3" style:family="paragraph" style:parent-style-name="Standard">
      <style:text-properties style:font-name="굴림" fo:font-size="11pt" fo:font-weight="bold" style:font-name-asian="굴림1" style:font-size-asian="11pt" style:font-weight-asian="bold" style:font-weight-complex="bold"/>
    </style:style>
    <style:style style:name="P4" style:family="paragraph" style:parent-style-name="Standard">
      <style:text-properties style:font-name="굴림" fo:font-size="12pt" fo:font-weight="bold" style:font-name-asian="굴림1" style:font-size-asian="12pt" style:font-weight-asian="bold"/>
    </style:style>
    <style:style style:name="P5" style:family="paragraph" style:parent-style-name="Standard">
      <style:text-properties fo:color="#020002" style:font-name="굴림" fo:font-size="11pt" style:letter-kerning="true" style:font-name-asian="굴림1" style:font-size-asian="11pt" style:font-name-complex="Times New Roman"/>
    </style:style>
    <style:style style:name="P6" style:family="paragraph" style:parent-style-name="Standard">
      <style:text-properties fo:color="#020002" style:font-name="굴림" fo:font-size="11pt" fo:font-weight="bold" style:letter-kerning="true" style:font-name-asian="굴림1" style:font-size-asian="11pt" style:font-weight-asian="bold" style:font-name-complex="Times New Roman"/>
    </style:style>
    <style:style style:name="P7" style:family="paragraph" style:parent-style-name="Standard">
      <style:text-properties fo:color="#020002" style:font-name="굴림" fo:font-size="11pt" fo:font-weight="bold" style:letter-kerning="true" style:font-name-asian="굴림1" style:font-size-asian="11pt" style:font-weight-asian="bold" style:font-name-complex="Times New Roman" style:font-weight-complex="bold"/>
    </style:style>
    <style:style style:name="P8" style:family="paragraph" style:parent-style-name="Standard">
      <style:text-properties fo:color="#020002" style:font-name="굴림" fo:font-size="11pt" fo:font-weight="normal" style:letter-kerning="true" style:font-name-asian="굴림1" style:font-size-asian="11pt" style:font-weight-asian="normal" style:font-name-complex="Times New Roman" style:font-weight-complex="normal"/>
    </style:style>
    <style:style style:name="P9" style:family="paragraph" style:parent-style-name="Standard">
      <style:text-properties fo:color="#020002" style:font-name="굴림" fo:font-size="11pt" fo:language="zxx" fo:country="none" fo:font-weight="normal" style:letter-kerning="true" style:font-name-asian="굴림1" style:font-size-asian="11pt" style:font-weight-asian="normal" style:font-name-complex="Times New Roman" style:font-size-complex="11pt" style:font-weight-complex="normal"/>
    </style:style>
    <style:style style:name="P10" style:family="paragraph" style:parent-style-name="Standard">
      <style:paragraph-properties>
        <style:tab-stops>
          <style:tab-stop style:position="6.562cm"/>
        </style:tab-stops>
      </style:paragraph-properties>
    </style:style>
    <style:style style:name="P11" style:family="paragraph" style:parent-style-name="Standard">
      <style:text-properties fo:font-size="11pt" style:font-size-asian="11pt"/>
    </style:style>
    <style:style style:name="P12" style:family="paragraph" style:parent-style-name="Standard">
      <style:paragraph-properties fo:padding-left="0cm" fo:padding-right="0cm" fo:padding-top="0cm" fo:padding-bottom="0.035cm" fo:border-left="none" fo:border-right="none" fo:border-top="none" fo:border-bottom="0.026cm solid #00000a"/>
      <style:text-properties style:font-name="굴림" fo:font-size="11pt" style:font-name-asian="굴림1" style:font-size-asian="11pt"/>
    </style:style>
    <style:style style:name="P13" style:family="paragraph" style:parent-style-name="Standard">
      <style:paragraph-properties fo:padding-left="0cm" fo:padding-right="0cm" fo:padding-top="0cm" fo:padding-bottom="0.035cm" fo:border-left="none" fo:border-right="none" fo:border-top="none" fo:border-bottom="0.026cm solid #00000a"/>
      <style:text-properties fo:color="#020002" style:font-name="굴림" fo:font-size="11pt" style:letter-kerning="true" style:font-name-asian="굴림1" style:font-size-asian="11pt" style:font-name-complex="Times New Roman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20002" style:font-name="굴림" fo:font-size="11pt" style:letter-kerning="true" style:font-name-asian="굴림1" style:font-size-asian="11pt" style:font-name-complex="Times New Roman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굴림" fo:font-size="11pt" style:font-name-asian="굴림1" style:font-size-asian="11pt"/>
    </style:style>
    <style:style style:name="P16" style:family="paragraph" style:parent-style-name="Standard">
      <style:paragraph-properties fo:margin-left="0cm" fo:margin-right="0cm" fo:text-indent="1.411cm" style:auto-text-indent="false"/>
      <style:text-properties style:font-name="굴림" fo:font-size="11pt" style:font-name-asian="굴림1" style:font-size-asian="11pt"/>
    </style:style>
    <style:style style:name="P17" style:family="paragraph" style:parent-style-name="Standard" style:master-page-name="Standard">
      <style:paragraph-properties style:page-number="auto" fo:padding-left="0cm" fo:padding-right="0cm" fo:padding-top="0cm" fo:padding-bottom="0.035cm" fo:border-left="none" fo:border-right="none" fo:border-top="none" fo:border-bottom="0.026cm solid #00000a"/>
      <style:text-properties style:font-name="굴림" fo:font-size="11pt" fo:font-weight="bold" style:font-name-asian="굴림1" style:font-size-asian="11pt" style:font-weight-asian="bold"/>
    </style:style>
    <style:style style:name="P18" style:family="paragraph" style:parent-style-name="Standard">
      <style:text-properties style:font-name="굴림" fo:font-size="11pt" fo:font-weight="normal" style:font-name-asian="굴림1" style:font-size-asian="11pt" style:font-weight-asian="normal" style:font-weight-complex="normal"/>
    </style:style>
    <style:style style:name="P19" style:family="paragraph" style:parent-style-name="Standard">
      <style:text-properties fo:color="#020002" style:font-name="굴림" fo:font-size="11pt" fo:language="zxx" fo:country="none" fo:font-weight="normal" style:letter-kerning="true" style:font-name-asian="굴림1" style:font-size-asian="11pt" style:font-weight-asian="normal" style:font-name-complex="Times New Roman" style:font-size-complex="11pt" style:font-weight-complex="normal"/>
    </style:style>
    <style:style style:name="P20" style:family="paragraph" style:parent-style-name="Standard">
      <style:text-properties fo:color="#020002" style:font-name="굴림" fo:font-size="11pt" fo:language="zxx" fo:country="none" fo:font-weight="bold" style:letter-kerning="true" style:font-name-asian="굴림1" style:font-size-asian="11pt" style:font-weight-asian="bold" style:font-name-complex="Times New Roman" style:font-size-complex="11pt" style:font-weight-complex="bold"/>
    </style:style>
    <style:style style:name="T1" style:family="text">
      <style:text-properties style:font-name="굴림" fo:font-size="11pt" fo:font-weight="bold" style:font-name-asian="굴림1" style:font-size-asian="11pt" style:font-weight-asian="bold" style:font-weight-complex="bold"/>
    </style:style>
    <style:style style:name="T2" style:family="text">
      <style:text-properties style:font-name="굴림" fo:font-size="11pt" style:font-name-asian="굴림1" style:font-size-asian="11pt"/>
    </style:style>
    <style:style style:name="T3" style:family="text">
      <style:text-properties style:font-name="굴림" style:font-name-asian="굴림1"/>
    </style:style>
    <style:style style:name="T4" style:family="text">
      <style:text-properties fo:color="#020002" style:font-name="굴림" fo:font-size="11pt" fo:font-weight="bold" style:letter-kerning="true" style:font-name-asian="굴림1" style:font-size-asian="11pt" style:font-weight-asian="bold" style:font-name-complex="Times New Roman" style:font-weight-complex="bold"/>
    </style:style>
    <style:style style:name="T5" style:family="text">
      <style:text-properties fo:color="#020002" style:font-name="굴림" fo:font-size="11pt" style:letter-kerning="true" style:font-name-asian="굴림1" style:font-size-asian="11pt" style:font-name-complex="Times New Roman"/>
    </style:style>
    <style:style style:name="T6" style:family="text">
      <style:text-properties style:language-asian="ko" style:country-asian="K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zxx" fo:country="none" style:font-size-complex="11pt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2">Main Controller</text:p>
      <text:p text:style-name="P1"/>
      <text:p text:style-name="P3">*CControl</text:p>
      <text:p text:style-name="P1"><text:tab/>CTerrain</text:p>
      <text:p text:style-name="P1"><text:tab/>CCharacter[]</text:p>
      <text:p text:style-name="P1"><text:tab/>CAIObject[]</text:p>
      <text:p text:style-name="P1"><text:tab/>CollisionList</text:p>
      <text:p text:style-name="P13"/>
      <text:p text:style-name="P13"/>
      <text:p text:style-name="P6">Character, Animation</text:p>
      <text:p text:style-name="P5"/>
      <text:p text:style-name="P7">*CMesh</text:p>
      <text:p text:style-name="P5"><text:tab/>*SMeshLoader</text:p>
      <text:p text:style-name="P5"><text:tab/>*SMaterialLoader</text:p>
      <text:p text:style-name="P14"><text:tab/>*SVtxInfo</text:p>
      <text:p text:style-name="P1"/>
      <text:p text:style-name="P1">// physiq <text:span text:style-name="T6">애니메이션을 계산한다</text:span></text:p>
      <text:p text:style-name="Standard"><text:span text:style-name="T2">*</text:span><text:span text:style-name="T1">CAniMesh</text:span><text:span text:style-name="T2"> : CMesh</text:span></text:p>
      <text:p text:style-name="P1"><text:tab/>*SPhysiqueLoader</text:p>
      <text:p text:style-name="P1"/>
      <text:p text:style-name="P1">// <text:span text:style-name="T6">키 애니메이션을 계산한다.</text:span></text:p>
      <text:p text:style-name="Standard"><text:span text:style-name="T1">*CKeyAniMesh</text:span><text:span text:style-name="T2"> : CMesh</text:span></text:p>
      <text:p text:style-name="P1"><text:tab/>*SKeyLoader</text:p>
      <text:p text:style-name="P15"><text:tab/>*CTrack</text:p>
      <text:p text:style-name="P1"/>
      <text:p text:style-name="P1">// <text:span text:style-name="T6">키 애니메이션을 계산해서 리턴한다.</text:span></text:p>
      <text:p text:style-name="P3">*CTrack</text:p>
      <text:p text:style-name="P1"><text:tab/>*SKeyPos</text:p>
      <text:p text:style-name="P1"><text:tab/>*SKeyRot</text:p>
      <text:p text:style-name="P1"><text:tab/>*SKeyScale</text:p>
      <text:p text:style-name="P1"/>
      <text:p text:style-name="P7">*C3dNode</text:p>
      <text:p text:style-name="P10"><text:span text:style-name="T5">*</text:span><text:span text:style-name="T4">CBoneNode</text:span><text:span text:style-name="T5"> : C3dNode</text:span></text:p>
      <text:p text:style-name="P1"/>
      <text:p text:style-name="P1">// CBoneNode<text:span text:style-name="T6">를 트리로 가진다.</text:span></text:p>
      <text:p text:style-name="Standard"><text:span text:style-name="T2">*</text:span><text:span text:style-name="T1">CBone</text:span><text:span text:style-name="T2">_</text:span></text:p>
      <text:p text:style-name="P1"><text:tab/>*CBoneNode</text:p>
      <text:p text:style-name="P1"/>
      <text:p text:style-name="P1">*<text:span text:style-name="T7">CModel</text:span> : ICollisionable</text:p>
      <text:p text:style-name="P1"><text:tab/>*CMesh[]</text:p>
      <text:p text:style-name="P1"><text:tab/>*CBone</text:p>
      <text:p text:style-name="P1"><text:tab/>*SAniLoader</text:p>
      <text:p text:style-name="P1"/>
      <text:p text:style-name="P1">*<text:span text:style-name="T7">CCharactor</text:span> : ICollisionable</text:p>
      <text:p text:style-name="P1"><text:tab/>*CModel[]</text:p>
      <text:p text:style-name="P1"><text:tab/>*SCombo[]</text:p>
      <text:p text:style-name="P1"><text:soft-page-break/><text:tab/>*SActInfo</text:p>
      <text:p text:style-name="P1"/>
      <text:p text:style-name="P3">*AIObject</text:p>
      <text:p text:style-name="P1"><text:tab/>*CCharacter</text:p>
      <text:p text:style-name="P1"/>
      <text:p text:style-name="P1">ICollisionable</text:p>
      <text:p text:style-name="P1">CollisionList</text:p>
      <text:p text:style-name="P1"/>
      <text:p text:style-name="P1"/>
      <text:p text:style-name="P12"/>
      <text:p text:style-name="P2">Terrain</text:p>
      <text:p text:style-name="P1"/>
      <text:p text:style-name="P3">*CTerrain</text:p>
      <text:p text:style-name="P1"><text:tab/>*<text:span text:style-name="T9">CModel</text:span>[]</text:p>
      <text:p text:style-name="P1"><text:tab/>*<text:span text:style-name="T9">SChunk</text:span>[chunk_col][chunk_row]</text:p>
      <text:p text:style-name="P1"><text:tab/>*<text:span text:style-name="T9">STerrainLoader</text:span></text:p>
      <text:p text:style-name="P1"><text:tab/>*<text:span text:style-name="T9">CQuadTree</text:span></text:p>
      <text:p text:style-name="P18"/>
      <text:p text:style-name="P18">CterrainEditor : CTerrain</text:p>
      <text:p text:style-name="P1"><text:tab/>Cmesh</text:p>
      <text:p text:style-name="P1"><text:tab/>CModel[]</text:p>
      <text:p text:style-name="P1"/>
      <text:p text:style-name="P3">*SChunk</text:p>
      <text:p text:style-name="P11"><text:tab/>*SLayer<text:span text:style-name="T3">[4]</text:span></text:p>
      <text:p text:style-name="P1"/>
      <text:p text:style-name="P3">*CQuadTree</text:p>
      <text:p text:style-name="P1"><text:tab/>*QuadTree[]</text:p>
      <text:p text:style-name="P1"/>
      <text:p text:style-name="P3">*CFrustum</text:p>
      <text:p text:style-name="P1"/>
      <text:p text:style-name="P1">SActInfo</text:p>
      <text:p text:style-name="P1">SCombo</text:p>
      <text:p text:style-name="P1"/>
      <text:p text:style-name="P13"/>
      <text:p text:style-name="P6">File, Math Object</text:p>
      <text:p text:style-name="P5"/>
      <text:p text:style-name="Standard"><text:span text:style-name="T5">*</text:span><text:span text:style-name="T4">CFileLoader</text:span></text:p>
      <text:p text:style-name="P5">CLinearMemLoader</text:p>
      <text:p text:style-name="P5"/>
      <text:p text:style-name="P5">*<text:span text:style-name="T7">SMeshLoader</text:span></text:p>
      <text:p text:style-name="P5">*<text:span text:style-name="T7">SBMMLoader</text:span></text:p>
      <text:p text:style-name="P7">*SKeyGroupLoader</text:p>
      <text:p text:style-name="P5">SScene</text:p>
      <text:p text:style-name="P7">*SMaterialGroupLoader</text:p>
      <text:p text:style-name="P5">SPlane</text:p>
      <text:p text:style-name="P5">Quaterninon</text:p>
      <text:p text:style-name="P1"><text:soft-page-break/>Triangle<text:line-break/>Vector2</text:p>
      <text:p text:style-name="P1">Vector3</text:p>
      <text:p text:style-name="P1">Matrix44</text:p>
      <text:p text:style-name="P1">Sphere</text:p>
      <text:p text:style-name="P1">Box</text:p>
      <text:p text:style-name="P1"/>
      <text:p text:style-name="P12"/>
      <text:p text:style-name="P2">UI</text:p>
      <text:p text:style-name="P1"/>
      <text:p text:style-name="P1">CUIControl</text:p>
      <text:p text:style-name="P1">CUIImage : CUIControl</text:p>
      <text:p text:style-name="P1">CUIButton : CUIControl</text:p>
      <text:p text:style-name="P1"/>
      <text:p text:style-name="P1">CScene</text:p>
      <text:p text:style-name="P16">CUIControl</text:p>
      <text:p text:style-name="P1">CTitleScene : CScene</text:p>
      <text:p text:style-name="P1">CLoadScene : CScene</text:p>
      <text:p text:style-name="P1">CGameScene : CScene</text:p>
      <text:p text:style-name="P1"/>
      <text:p text:style-name="P1">CMouseInput</text:p>
      <text:p text:style-name="P8">CMMTimer</text:p>
      <text:p text:style-name="P12"/>
      <text:p text:style-name="P12"/>
      <text:p text:style-name="P4">Script</text:p>
      <text:p text:style-name="P1"/>
      <text:p text:style-name="P1">CParser</text:p>
      <text:p text:style-name="P1"/>
      <text:p text:style-name="P1">ns_script</text:p>
      <text:p text:style-name="P1"><text:tab/>CScript</text:p>
      <text:p text:style-name="P1"><text:tab/><text:tab/>CMachine</text:p>
      <text:p text:style-name="P1"><text:tab/>CMachine</text:p>
      <text:p text:style-name="P1"><text:tab/><text:tab/>CProcessor</text:p>
      <text:p text:style-name="P1"><text:tab/>CProcessor</text:p>
      <text:p text:style-name="P1"><text:tab/>CAnalyze</text:p>
      <text:p text:style-name="P1"><text:tab/><text:tab/>CStringTable</text:p>
      <text:p text:style-name="P1"><text:tab/>CCodeGen</text:p>
      <text:p text:style-name="P1"><text:tab/><text:tab/>CStringTable</text:p>
      <text:p text:style-name="P1"><text:tab/>CTypeTable</text:p>
      <text:p text:style-name="P1"><text:tab/>CSymTable</text:p>
      <text:p text:style-name="P1"><text:tab/><text:tab/>CTypeTable</text:p>
      <text:p text:style-name="P1"><text:tab/>CStringTable</text:p>
      <text:p text:style-name="P1"><text:tab/>CPreCompiler</text:p>
      <text:p text:style-name="P1"><text:tab/>CScanner</text:p>
      <text:p text:style-name="P1"><text:tab/></text:p>
      <text:p text:style-name="P1"/>
      <text:p text:style-name="P1"/>
      <text:p text:style-name="P13"><text:soft-page-break/></text:p>
      <text:p text:style-name="P6">MFC</text:p>
      <text:p text:style-name="P8"/>
      <text:p text:style-name="P20">CmapTool2Dlg</text:p>
      <text:p text:style-name="P9"/>
      <text:p text:style-name="P8"><text:span text:style-name="T7">CMapViwe</text:span> : Cview <text:span text:style-name="T6">전역</text:span></text:p>
      <text:p text:style-name="P8"><text:tab/>CTerrainEditor</text:p>
      <text:p text:style-name="P8"/>
      <text:p text:style-name="P9"><text:span text:style-name="T7">CBasePanelFrame</text:span> : CMiniFrameWnd</text:p>
      <text:p text:style-name="P8"><text:tab/><text:span text:style-name="T8">CTabBase</text:span></text:p>
      <text:p text:style-name="P8"/>
      <text:p text:style-name="P9">CTabBase</text:p>
      <text:p text:style-name="P9"><text:span text:style-name="T7">CterrainPanel</text:span> : Cdialog <text:span text:style-name="T6">전역</text:span></text:p>
      <text:p text:style-name="P9"><text:span text:style-name="T7">CTilePanel</text:span> : Cdialog <text:span text:style-name="T6">전역</text:span></text:p>
      <text:p text:style-name="P9"><text:span text:style-name="T7">CModelPanel</text:span> : Cdialog <text:span text:style-name="T6">전역</text:span></text:p>
      <text:p text:style-name="P8"/>
      <text:p text:style-name="P20">ScrTerrain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굴림1" svg:font-family="굴림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맑은 고딕" fo:font-size="10pt" fo:language="en" fo:country="US" style:letter-kerning="true" style:font-name-asian="바탕" style:font-size-asian="10pt" style:language-asian="ko" style:country-asian="K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text-autospace="none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54cm" fo:margin-left="2.54cm" fo:margin-right="2.54cm" style:writing-mode="lr-tb" style:layout-grid-color="#c0c0c0" style:layout-grid-lines="24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SKTOP</meta:initial-creator>
    <dc:creator>jjuiddong lee</dc:creator>
    <meta:editing-cycles>144</meta:editing-cycles>
    <meta:creation-date>2011-02-07T02:28:00</meta:creation-date>
    <dc:date>2011-02-09T10:50:54.91</dc:date>
    <meta:editing-duration>PT06H17M14S</meta:editing-duration>
    <meta:generator>OpenOffice.org/3.2$Win32 OpenOffice.org_project/320m12$Build-9483</meta:generator>
    <meta:document-statistic meta:table-count="0" meta:image-count="0" meta:object-count="0" meta:page-count="4" meta:paragraph-count="112" meta:word-count="169" meta:character-count="1403"/>
    <meta:template xlink:type="simple" xlink:actuate="onRequest" xlink:title="Normal.dotm" xlink:href=""/>
  </office:meta>
</office:document-meta>
</file>